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C5000000603A413136.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left="0cm" fo:margin-right="0cm" fo:text-align="end" style:justify-single-word="false" fo:text-indent="-0.741cm" style:auto-text-indent="false">
        <style:tab-stops>
          <style:tab-stop style:position="8.498cm" style:type="center"/>
          <style:tab-stop style:position="16.999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Heading_20_1">
      <style:paragraph-properties fo:margin-left="-0.026cm" fo:margin-right="0cm" fo:text-indent="-0.026cm" style:auto-text-indent="false">
        <style:tab-stops/>
      </style:paragraph-properties>
    </style:style>
    <style:style style:name="P4" style:family="paragraph" style:parent-style-name="Text_20_body" style:list-style-name="L1"/>
    <style:style style:name="T1"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Startpaket för publicering av elektronisk rättsinformation</text:h>
      <text:p text:style-name="Text_20_body">Detta dokument är en introduktion till elektronisk publicering av rättsinformation enligt de principer som utarbetats i rättsinformationssystemet.</text:p>
      <text:p text:style-name="Text_20_body">Dokumentet är indelat i följande delar:</text:p>
      <text:list xml:id="list33114497" text:style-name="L1">
        <text:list-item>
          <text:p text:style-name="P4">Översikt av principer och standarder för publicering av rättsinformation i rättsinformationssystemet.</text:p>
        </text:list-item>
        <text:list-item>
          <text:p text:style-name="P4">Exempel på publicering av rättsinformation</text:p>
          <text:list>
            <text:list-item>
              <text:p text:style-name="P4">Tillgängliggörande av rättsinformation</text:p>
            </text:list-item>
            <text:list-item>
              <text:p text:style-name="P4">Publicering av dokument och metadata</text:p>
            </text:list-item>
            <text:list-item>
              <text:p text:style-name="P4">Specialfall (felaktig publicering etc.)</text:p>
            </text:list-item>
          </text:list>
        </text:list-item>
      </text:list>
      <text:p text:style-name="Text_20_body">För mer information kontakta <text:a xlink:type="simple" xlink:href="mailto:rinfo@verva.se">rinfo@xxx.se</text:a><text:tab/></text:p>
      <text:h text:style-name="Heading_20_2" text:outline-level="2">Översikt av principer och standarder</text:h>
      <text:p text:style-name="Text_20_body">En central funktion för rättsinformationssystemet är att möjliggöra elektroniska referenser mellan informationsposter. Exempel på sådana referenser är den mellan en författning och ett förarbete, mellan en föreskrift <text:s/>och de dokument som utgör dess rättsliga grund samt mellan föreskrifter från olika källor.</text:p>
      <text:p text:style-name="Text_20_body">För att dessa elektroniska referenser skall fungera måste informationsposter ha entydiga unika elektroniska referenser. Dessa tilldelas av rättsinformationssystemet och kan avläsas via ett servicegränssnitt i då man vill bruka dem (t.ex. inför publiceringen av ny rättsinformation). </text:p>
      <text:p text:style-name="Text_20_body">För att detta skall fungera måste rättsinformationssystemet känna alla informationsposter. Detta sker genom att rättsinformationssystemet samlar in det som informationsansvariga organisationer publicerar på sina egna webbplatser genom att läsa av en föteckning över </text:p>
      <text:h text:style-name="Heading_20_2" text:outline-level="2">Exempel på publicering av rättsinformation</text:h>
      <text:p text:style-name="Text_20_body">Detta avsnitt visar exempel på hur en samling rättsinformationsdokument publiceras på en informationsansvarig organisations webbplats.</text:p>
      <text:h text:style-name="Heading_20_3" text:outline-level="3">Tillgängliggörande av rättsinformation</text:h>
      <text:p text:style-name="Text_20_body">För att en konsument av rättsinformation skall ha möjlighet att få reda på nytillkommet material på ett enhetligt sätt behöver den <text:soft-page-break/>informationsansvariga organisationen presentera förändringar över tid på ett enhetligt sätt. För att minimera kostnader för implementation har vi valt att använda en standard, <text:span text:style-name="T1">Atom Syndication Format</text:span> (<text:a xlink:type="simple" xlink:href="http://tools.ietf.org/html/rfc4287">IETF RFC 4287</text:a><text:a xlink:type="simple" xlink:href="http://tools.ietf.org/html/rfc4287"><text:note text:id="ftn0" text:note-class="footnote"><text:note-citation>1</text:note-citation><text:note-body><text:p text:style-name="Footnote">http://tools.ietf.org/html/rfc4287</text:p></text:note-body></text:note></text:a>), som är lätt att implementera i olika miljöer och som flera publiceringsverktyg redan har stöd för.</text:p>
      <text:p text:style-name="Text_20_body">Standarden är som gör det möjligt att få reda på vilka informationsposter som finns publicerade och leda vidare till dess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class="text" style:default-outline-level="1">
      <style:text-properties fo:font-size="17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5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end" style:justify-single-word="false" fo:text-indent="-0.741cm" style:auto-text-indent="false">
        <style:tab-stops>
          <style:tab-stop style:position="8.498cm" style:type="center"/>
          <style:tab-stop style:position="16.999cm" style:type="right"/>
        </style:tab-stops>
      </style:paragraph-properties>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997cm" fo:margin-left="4.001cm" fo:margin-right="4.00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0.499cm" style:dynamic-spacing="true"/>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phics1" text:anchor-type="paragraph" svg:x="-1.402cm" svg:y="0cm" svg:width="6.084cm" svg:height="0.824cm" draw:z-index="1"><draw:image xlink:href="Pictures/10000000000002C5000000603A413136.gif" xlink:type="simple" xlink:show="embed" xlink:actuate="onLoad"/></draw:frame><text:date style:data-style-name="N36" text:date-value="2008-10-24T14:00:11.11">2008-10-24</text:date></text:p>
      </style:header>
      <style:footer>
        <text:p text:style-name="MP2"><text:page-number text:select-page="current">2</text:page-number>/<text:page-count>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10-24T12:58:17.51</meta:creation-date>
    <dc:title>Verva - grunddokument</dc:title>
    <meta:editing-duration>PT01H01M50S</meta:editing-duration>
    <meta:editing-cycles>15</meta:editing-cycles>
    <meta:generator>OpenOffice.org/3.0$Win32 OpenOffice.org_project/300m5$Build-9350</meta:generator>
    <dc:date>2008-10-24T14:00:11.02</dc:date>
    <meta:document-statistic meta:table-count="0" meta:image-count="1" meta:object-count="0" meta:page-count="2" meta:paragraph-count="21" meta:word-count="296" meta:character-count="2276"/>
    <meta:user-defined meta:name="Info 1"/>
    <meta:user-defined meta:name="Info 2"/>
    <meta:user-defined meta:name="Info 3"/>
    <meta:user-defined meta:name="Info 4"/>
    <meta:template xlink:type="simple" xlink:actuate="onRequest" xlink:title="Verva - grunddokument" xlink:href="../../../../../../Documents%20and%20Settings/pekra/Application%20Data/OpenOffice.org/3/user/template/Verva%20-%20grunddokument.ott" meta:date="2008-10-24T12:58:17.29"/>
  </office:meta>
</office:document-meta>
</file>